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5.7cm" svg:height="7.6cm" svg:x="2.4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cm" svg:height="5.6cm" svg:x="3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4cm" svg:x="5cm" svg:y="1.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3T12:36:21.50</meta:creation-date>
    <dc:date>2012-11-23T12:42:41.84</dc:date>
    <meta:editing-duration>P0D</meta:editing-duration>
    <meta:editing-cycles>1</meta:editing-cycles>
    <meta:document-statistic meta:object-count="3"/>
    <meta:generator>LibreOffice/3.6$Windows_x86 LibreOffice_project/da8c1e6-fd468f4-454e206-f42a4a9-143cfd</meta:generator>
  </office:meta>
</office:document-meta>
</file>